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paragraph-rsid="0fde5261" fo:background-color="transparent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1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3d9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703d9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badfb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09115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8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0" style:family="paragraph" style:parent-style-name="Standard">
      <style:text-properties officeooo:paragraph-rsid="0b0ddd8e"/>
    </style:style>
    <style:style style:name="P61" style:family="paragraph" style:parent-style-name="Standard">
      <style:text-properties officeooo:paragraph-rsid="04f68805"/>
    </style:style>
    <style:style style:name="P62" style:family="paragraph" style:parent-style-name="Standard">
      <style:text-properties officeooo:paragraph-rsid="0cb27039"/>
    </style:style>
    <style:style style:name="P6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text-properties officeooo:paragraph-rsid="0daa4aef"/>
    </style:style>
    <style:style style:name="P66" style:family="paragraph" style:parent-style-name="Standard">
      <style:text-properties officeooo:rsid="0dde9a1c" officeooo:paragraph-rsid="0dde9a1c"/>
    </style:style>
    <style:style style:name="P67" style:family="paragraph" style:parent-style-name="Standard">
      <style:text-properties officeooo:rsid="0dde9a1c" officeooo:paragraph-rsid="0f4adb30"/>
    </style:style>
    <style:style style:name="P68" style:family="paragraph" style:parent-style-name="Standard">
      <style:text-properties officeooo:rsid="0dde9a1c" officeooo:paragraph-rsid="0f5bbe35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0" style:family="paragraph" style:parent-style-name="Standard">
      <style:text-properties officeooo:rsid="0dde9a1c" officeooo:paragraph-rsid="1064c783"/>
    </style:style>
    <style:style style:name="P71" style:family="paragraph" style:parent-style-name="Standard">
      <style:text-properties officeooo:paragraph-rsid="0f1c472f"/>
    </style:style>
    <style:style style:name="P72" style:family="paragraph" style:parent-style-name="Footnote">
      <style:text-properties officeooo:rsid="043ccc66" officeooo:paragraph-rsid="0f40045a"/>
    </style:style>
    <style:style style:name="P73" style:family="paragraph" style:parent-style-name="Footnote">
      <style:text-properties officeooo:rsid="043ccc66" officeooo:paragraph-rsid="0f4dc0dc"/>
    </style:style>
    <style:style style:name="P74" style:family="paragraph" style:parent-style-name="Standard">
      <style:text-properties officeooo:paragraph-rsid="0f4cd335"/>
    </style:style>
    <style:style style:name="P75" style:family="paragraph" style:parent-style-name="Standard">
      <style:paragraph-properties fo:text-align="center" style:justify-single-word="false"/>
      <style:text-properties officeooo:paragraph-rsid="0cc50ec9"/>
    </style:style>
    <style:style style:name="P76" style:family="paragraph" style:parent-style-name="Standard">
      <style:paragraph-properties fo:text-align="center" style:justify-single-word="false"/>
      <style:text-properties officeooo:paragraph-rsid="0db0d4d1"/>
    </style:style>
    <style:style style:name="P77" style:family="paragraph" style:parent-style-name="Standard">
      <style:paragraph-properties fo:text-align="center" style:justify-single-word="false"/>
      <style:text-properties officeooo:paragraph-rsid="0eb4913f"/>
    </style:style>
    <style:style style:name="P78" style:family="paragraph" style:parent-style-name="Standard">
      <style:paragraph-properties fo:text-align="center" style:justify-single-word="false"/>
      <style:text-properties officeooo:paragraph-rsid="0cc5fe5b"/>
    </style:style>
    <style:style style:name="P79" style:family="paragraph" style:parent-style-name="Standard">
      <style:paragraph-properties fo:text-align="center" style:justify-single-word="false"/>
      <style:text-properties officeooo:paragraph-rsid="0d804757"/>
    </style:style>
    <style:style style:name="P80" style:family="paragraph" style:parent-style-name="Standard">
      <style:paragraph-properties fo:text-align="center" style:justify-single-word="false"/>
      <style:text-properties officeooo:paragraph-rsid="102f2d76"/>
    </style:style>
    <style:style style:name="P81" style:family="paragraph" style:parent-style-name="Footnote">
      <style:text-properties officeooo:paragraph-rsid="0fa0ab6e"/>
    </style:style>
    <style:style style:name="P82" style:family="paragraph" style:parent-style-name="Standard">
      <style:text-properties officeooo:paragraph-rsid="0fdfc605"/>
    </style:style>
    <style:style style:name="P83" style:family="paragraph" style:parent-style-name="Standard">
      <style:text-properties officeooo:paragraph-rsid="103d33d3"/>
    </style:style>
    <style:style style:name="P84" style:family="paragraph" style:parent-style-name="Footnote">
      <style:text-properties officeooo:paragraph-rsid="104a80be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69adfc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88" style:family="paragraph" style:parent-style-name="Standard">
      <style:text-properties officeooo:paragraph-rsid="1061e0ef"/>
    </style:style>
    <style:style style:name="P89" style:family="paragraph" style:parent-style-name="Standard">
      <style:text-properties officeooo:paragraph-rsid="1062a122"/>
    </style:style>
    <style:style style:name="P90" style:family="paragraph" style:parent-style-name="Standard">
      <style:text-properties officeooo:paragraph-rsid="10640365"/>
    </style:style>
    <style:style style:name="P91" style:family="paragraph" style:parent-style-name="Footnote">
      <style:text-properties officeooo:paragraph-rsid="106b3977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105044da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b397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8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9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30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1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2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3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4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5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19f1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27b3" style:font-size-asian="12pt" style:font-weight-asian="bold" style:font-size-complex="12pt" style:font-weight-complex="bold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79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80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81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82" style:family="text">
      <style:text-properties style:text-line-through-style="none" style:text-line-through-type="none" fo:language="en" fo:country="GB" style:text-underline-style="none" officeooo:rsid="01fa4bd3" style:font-name-asian="HG Mincho Light J" style:font-size-asian="12pt" style:font-size-complex="12pt" style:language-complex="nl" style:country-complex="NL"/>
    </style:style>
    <style:style style:name="T18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9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9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9" style:family="text">
      <style:text-properties fo:language="en" fo:country="GB"/>
    </style:style>
    <style:style style:name="T230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1" style:family="text">
      <style:text-properties fo:language="en" fo:country="GB" officeooo:rsid="0f28d107"/>
    </style:style>
    <style:style style:name="T232" style:family="text">
      <style:text-properties fo:language="en" fo:country="GB" officeooo:rsid="1052c7f3"/>
    </style:style>
    <style:style style:name="T233" style:family="text">
      <style:text-properties fo:language="en" fo:country="GB" officeooo:rsid="105c8aaa"/>
    </style:style>
    <style:style style:name="T234" style:family="text">
      <style:text-properties fo:language="en" fo:country="GB" officeooo:rsid="105f1264"/>
    </style:style>
    <style:style style:name="T235" style:family="text">
      <style:text-properties officeooo:rsid="0f981b1c"/>
    </style:style>
    <style:style style:name="T236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3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7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58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59" style:family="text">
      <style:text-properties fo:font-variant="normal" fo:text-transform="none" fo:color="#000000" loext:opacity="87%" style:font-name="Roboto" fo:font-size="12pt" fo:letter-spacing="normal" fo:font-style="normal" fo:font-weight="bold" officeooo:rsid="106260b1" style:font-weight-asian="bold" style:font-weight-complex="bold"/>
    </style:style>
    <style:style style:name="T260" style:family="text">
      <style:text-properties officeooo:rsid="0fed674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2"><text:span text:style-name="Strong_20_Emphasis"><text:span text:style-name="T96">Checklist for installing </text:span></text:span><text:span text:style-name="Strong_20_Emphasis"><text:span text:style-name="T96"><text:user-field-get text:name="Distro">Rocky Linux</text:user-field-get></text:span></text:span><text:span text:style-name="Strong_20_Emphasis"><text:span text:style-name="T96"><text:s/></text:span></text:span><text:span text:style-name="Strong_20_Emphasis"><text:span text:style-name="T97"><text:user-field-get text:name="Version">8.10</text:user-field-get></text:span></text:span><text:span text:style-name="Strong_20_Emphasis"><text:span text:style-name="T98"><text:note text:id="ftn1" text:note-class="footnote"><text:note-citation>1</text:note-citation><text:note-body><text:p text:style-name="P84"><text:span text:style-name="T237">This </text:span><text:span text:style-name="Strong_20_Emphasis"><text:span text:style-name="T242"><text:user-field-get text:name="Distro">Rocky Linux</text:user-field-get></text:span></text:span><text:span text:style-name="T238"><text:s/></text:span><text:span text:style-name="T243"><text:user-field-get text:name="Version">8.10</text:user-field-get></text:span><text:span text:style-name="T243"><text:s/>Desktop</text:span><text:span text:style-name="T237"> (codename </text:span><text:span text:style-name="T240">GreenObsidian</text:span><text:span text:style-name="T237">) is supported until </text:span><text:span text:style-name="T239">May</text:span><text:span text:style-name="T237"> </text:span><text:span text:style-name="T241">1</text:span><text:span text:style-name="T248">st</text:span><text:span text:style-name="T241">, </text:span><text:span text:style-name="T237">2029.</text:span></text:p></text:note-body></text:note></text:span></text:span><text:span text:style-name="Strong_20_Emphasis"><text:span text:style-name="T99"><text:s/></text:span></text:span><text:span text:style-name="Strong_20_Emphasis"><text:span text:style-name="T101">Desktop</text:span></text:span><text:span text:style-name="Strong_20_Emphasis"><text:span text:style-name="T100">.</text:span></text:span></text:p>
      <text:p text:style-name="P36"><text:span text:style-name="Strong_20_Emphasis"><text:span text:style-name="T69"/></text:span></text:p>
      <text:p text:style-name="P36"><text:span text:style-name="Strong_20_Emphasis"><text:span text:style-name="T141">This is a fillable PDF, no printing required.</text:span></text:span></text:p>
      <text:p text:style-name="P37"><text:span text:style-name="Strong_20_Emphasis"><text:span text:style-name="T95"/></text:span></text:p>
      <text:p text:style-name="P19"><text:span text:style-name="T116">Fill in the </text:span><text:span text:style-name="Strong_20_Emphasis"><text:span text:style-name="T37">text box</text:span></text:span><text:span text:style-name="T116"> behind the </text:span><text:span text:style-name="T124">underlined</text:span><text:span text:style-name="T117"> </text:span><text:span text:style-name="T116">words, see [explanation]:</text:span></text:p>
      <text:p text:style-name="P17"><text:span text:style-name="Definition"><text:span text:style-name="T230">user</text:span></text:span><text:span text:style-name="T183"><text:tab/><text:tab/></text:span><text:span text:style-name="T193"> <text:tab/><text:tab/><text:tab/> </text:span><text:span text:style-name="T184"><draw:control text:anchor-type="as-char" svg:y="-0.4cm" draw:z-index="4" draw:name="Gebruiker" draw:style-name="gr2" draw:text-style-name="P98" svg:width="6.4cm" svg:height="0.6cm" draw:control="control3"><svg:title>Gebruiker</svg:title><svg:desc>Volledige naam, bijv. Jan Stek</svg:desc></draw:control></text:span><text:span text:style-name="T184"><text:s text:c="2"/></text:span><text:span text:style-name="T185">[</text:span><text:span text:style-name="T192">F</text:span><text:span text:style-name="T186">ull </text:span><text:span text:style-name="T194">na</text:span><text:span text:style-name="T196">me,</text:span><text:span text:style-name="T194"> </text:span><text:span text:style-name="T196">e.g.</text:span><text:span text:style-name="T194"> </text:span><text:span text:style-name="T195">J</text:span><text:span text:style-name="T198">ohn Doe</text:span><text:span text:style-name="T201">]</text:span></text:p>
      <text:p text:style-name="P71"><text:span text:style-name="Definition"><text:span text:style-name="T200">USER</text:span></text:span><text:span text:style-name="Definition"><text:span text:style-name="T229">na</text:span></text:span><text:span text:style-name="Definition"><text:span text:style-name="T231">me</text:span></text:span><text:span text:style-name="T199"><text:tab/><text:tab/><text:tab/> </text:span><text:span text:style-name="T199"><draw:control text:anchor-type="as-char" svg:y="-0.4cm" draw:z-index="10" draw:name="Gberuikersnaam 2" draw:style-name="gr2" draw:text-style-name="P98" svg:width="6.4cm" svg:height="0.6cm" draw:control="control9"><svg:title>Gebruikersnaam</svg:title><svg:desc>Korte naam, bijv. jan</svg:desc></draw:control></text:span><text:span text:style-name="T199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107">j</text:span><text:span text:style-name="T109">oh</text:span><text:span text:style-name="T107">n</text:span><text:span text:style-name="T108">]</text:span></text:p>
      <text:p text:style-name="P16"><text:span text:style-name="Definition"><text:span text:style-name="T229">COMPUTERNA</text:span></text:span><text:span text:style-name="Definition"><text:span text:style-name="T231">me</text:span></text:span><text:span text:style-name="T202"><text:tab/> </text:span><text:span text:style-name="T229"><draw:control text:anchor-type="as-char" svg:y="-0.4cm" draw:z-index="5" draw:name="Computernaam" draw:style-name="gr2" draw:text-style-name="P98" svg:width="6.4cm" svg:height="0.6cm" draw:control="control4"><svg:title>Computernaam</svg:title><svg:desc>Unieke naam van de computer</svg:desc></draw:control></text:span><text:span text:style-name="T229"><text:s text:c="2"/></text:span><text:span text:style-name="T203">[</text:span><text:span text:style-name="T209">N</text:span><text:span text:style-name="T204">a</text:span><text:span text:style-name="T208">me of the</text:span><text:span text:style-name="T204"> compute</text:span><text:span text:style-name="T205">r, </text:span><text:span text:style-name="T208">e.g.</text:span><text:span text:style-name="T206"> </text:span><text:span text:style-name="T207">pc02</text:span><text:span text:style-name="T203">]</text:span></text:p>
      <text:p text:style-name="P20"><text:span text:style-name="Definition"><text:span text:style-name="T211">USER</text:span></text:span><text:span text:style-name="T210"><text:tab/><text:tab/></text:span><text:span text:style-name="T193"> <text:tab/><text:tab/><text:tab/> </text:span><text:span text:style-name="T184"><draw:control text:anchor-type="as-char" svg:y="-0.4cm" draw:z-index="8" draw:name="Gebruiker 1" draw:style-name="gr2" draw:text-style-name="P98" svg:width="6.4cm" svg:height="0.6cm" draw:control="control7"><svg:title>Gebruiker</svg:title><svg:desc>Volledige naam, bijv. Jan Stek</svg:desc></draw:control></text:span><text:span text:style-name="T184"><text:s text:c="2"/></text:span><text:span text:style-name="T185">[</text:span><text:span text:style-name="T192">F</text:span><text:span text:style-name="T187">ull </text:span><text:span text:style-name="T188">na</text:span><text:span text:style-name="T189">me</text:span><text:span text:style-name="T188"> possibly </text:span><text:span text:style-name="T191">2</text:span><text:span text:style-name="T223">nd</text:span><text:span text:style-name="T191"> </text:span><text:span text:style-name="T190">user</text:span><text:span text:style-name="T197">]</text:span></text:p>
      <text:p text:style-name="P82"><text:span text:style-name="Definition"><text:span text:style-name="T211">USERN</text:span></text:span><text:span text:style-name="Definition"><text:span text:style-name="T212">a</text:span></text:span><text:span text:style-name="Definition"><text:span text:style-name="T213">me</text:span></text:span><text:span text:style-name="Definition"><text:span text:style-name="T217"><text:tab/><text:tab/><text:tab/> </text:span></text:span><text:span text:style-name="T199"><draw:control text:anchor-type="as-char" svg:y="-0.4cm" draw:z-index="9" draw:name="Gberuikersnaam 1" draw:style-name="gr2" draw:text-style-name="P98" svg:width="6.4cm" svg:height="0.6cm" draw:control="control8"><svg:title>Gebruikersnaam</svg:title><svg:desc>Korte naam, bijv. jan</svg:desc></draw:control></text:span><text:span text:style-name="T199"><text:s text:c="2"/></text:span><text:span text:style-name="T214">[</text:span><text:span text:style-name="T216">U</text:span><text:span text:style-name="T215">ser</text:span><text:span text:style-name="T219">na</text:span><text:span text:style-name="T220">me</text:span><text:span text:style-name="T219"> possibly </text:span><text:span text:style-name="T222">2</text:span><text:span text:style-name="T224">nd</text:span><text:span text:style-name="T222"> </text:span><text:span text:style-name="T221">user</text:span><text:span text:style-name="T218">]</text:span></text:p>
      <text:p text:style-name="P18"><text:span text:style-name="T110">Replace the </text:span><text:span text:style-name="T123">underlined</text:span><text:span text:style-name="T110"> words in this checklist with those in the </text:span><text:span text:style-name="Strong_20_Emphasis"><text:span text:style-name="T27">te</text:span></text:span><text:span text:style-name="Strong_20_Emphasis"><text:span text:style-name="T33">x</text:span></text:span><text:span text:style-name="Strong_20_Emphasis"><text:span text:style-name="T27">t </text:span></text:span><text:span text:style-name="Strong_20_Emphasis"><text:span text:style-name="T33">box</text:span></text:span><text:span text:style-name="T110">.</text:span></text:p>
      <text:p text:style-name="P59"/>
      <text:p text:style-name="P59"/>
      <text:p text:style-name="P21"><text:span text:style-name="T119">Not yet on Linux?</text:span><text:span text:style-name="T111"><text:tab/></text:span><text:span text:style-name="T118">Use</text:span><text:span text:style-name="T112"> </text:span><text:span text:style-name="Strong_20_Emphasis"><text:span text:style-name="T121">Checklist </text:span></text:span><text:span text:style-name="Strong_20_Emphasis"><text:span text:style-name="T122">transfer</text:span></text:span><text:span text:style-name="T112"> o</text:span><text:span text:style-name="T115">n</text:span><text:span text:style-name="T112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13"> </text:span><text:span text:style-name="T115">u</text:span><text:span text:style-name="T113">nder </text:span><text:span text:style-name="T120">Linux</text:span><text:span text:style-name="T114">.</text:span></text:p>
      <text:p text:style-name="P57"><text:span text:style-name="T131">New installation?</text:span><text:span text:style-name="T133"><text:tab/><text:tab/></text:span><text:span text:style-name="T135">Start at chapter</text:span><text:span text:style-name="T133"> </text:span><text:span text:style-name="T131"><text:bookmark-ref text:reference-format="page" text:ref-name="__RefNumPara__4009_1271708128">2</text:bookmark-ref></text:span><text:span text:style-name="T133"><text:s text:c="2"/></text:span><text:span text:style-name="T132"><text:bookmark-ref text:reference-format="text" text:ref-name="__RefNumPara__4009_1271708128">Perform installation</text:bookmark-ref></text:span><text:span text:style-name="T134">.</text:span></text:p>
      <text:p text:style-name="P42"/>
      <text:p text:style-name="P42"/>
      <text:list text:style-name="L1">
        <text:list-item>
          <text:p text:style-name="P94"><text:bookmark-start text:name="__RefNumPara__4083_1271708128"/>Prepar<text:span text:style-name="T235">e </text:span>installation<text:bookmark-end text:name="__RefNumPara__4083_1271708128"/></text:p>
        </text:list-item>
      </text:list>
      <text:p text:style-name="P3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4"><text:span text:style-name="Strong_20_Emphasis"><text:span text:style-name="T41"><draw:control text:anchor-type="as-char" draw:z-index="7" draw:name="Vorm3_0" draw:style-name="gr1" draw:text-style-name="P97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1"><draw:control text:anchor-type="as-char" draw:z-index="12" draw:name="Vorm3_ 1" draw:style-name="gr1" draw:text-style-name="P97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63"><text:span text:style-name="Strong_20_Emphasis"><text:span text:style-name="T24">Log in as </text:span></text:span><text:span text:style-name="Definition"><text:span text:style-name="T10">USER</text:span></text:span><text:span text:style-name="Definition"><text:span text:style-name="T13"><text:note text:id="ftn2" text:note-class="footnote"><text:note-citation>2</text:note-citation><text:note-body><text:p text:style-name="P72"><text:span text:style-name="User_20_Entry"><text:span text:style-name="T72">Login any additional </text:span></text:span><text:span text:style-name="Definition"><text:span text:style-name="T228">USER</text:span></text:span><text:span text:style-name="User_20_Entry"><text:span text:style-name="T77">s</text:span></text:span><text:span text:style-name="User_20_Entry"><text:span text:style-name="T82"> </text:span></text:span><text:span text:style-name="User_20_Entry"><text:span text:style-name="T72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2" office:value-type="string">
            <text:p text:style-name="P43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0"><text:span text:style-name="Strong_20_Emphasis"><text:span text:style-name="T42"><draw:control text:anchor-type="as-char" draw:z-index="14" draw:name="Vorm 4" draw:style-name="gr1" draw:text-style-name="P97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3" office:value-type="string">
            <text:p text:style-name="P88"><text:span text:style-name="Strong_20_Emphasis"><text:span text:style-name="T40">Type: </text:span></text:span><text:span text:style-name="User_20_Entry"><text:span text:style-name="T87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4" office:value-type="string">
            <text:p text:style-name="P66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5" office:value-type="string">
            <text:p text:style-name="P44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0"><text:span text:style-name="Strong_20_Emphasis"><text:span text:style-name="T42"><draw:control text:anchor-type="as-char" draw:z-index="15" draw:name="Vorm 6" draw:style-name="gr1" draw:text-style-name="P97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42"><draw:control text:anchor-type="as-char" draw:z-index="16" draw:name="Vorm 7" draw:style-name="gr1" draw:text-style-name="P97" svg:width="0.35cm" svg:height="0.35cm" draw:control="control15"/></text:span></text:span></text:p>
          </table:table-cell>
          <table:table-cell table:style-name="_31_._5f_Installatie_5f_voorbereiden.D6" office:value-type="string">
            <text:p text:style-name="P89"><text:span text:style-name="Strong_20_Emphasis"><text:span text:style-name="T40">Type: </text:span></text:span><text:span text:style-name="Strong_20_Emphasis"><text:span text:style-name="T94">kz menu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76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65"><text:span text:style-name="Strong_20_Emphasis"><text:span text:style-name="T30">Select </text:span></text:span><text:span text:style-name="Strong_20_Emphasis"><text:span text:style-name="T57">1</text:span></text:span><text:span text:style-name="Strong_20_Emphasis"><text:span text:style-name="T30"> Prepar</text:span></text:span><text:span text:style-name="Strong_20_Emphasis"><text:span text:style-name="T38">e</text:span></text:span><text:span text:style-name="Strong_20_Emphasis"><text:span text:style-name="T30"> installation</text:span></text:span><text:span text:style-name="Strong_20_Emphasis"><text:span text:style-name="T36">. 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66"><text:span text:style-name="Strong_20_Emphasis"><text:span text:style-name="T29">Follow the instructions on the screen.</text:span></text:span></text:p>
          </table:table-cell>
        </table:table-row>
      </table:table>
      <text:p text:style-name="P32"/>
      <text:list text:continue-numbering="true" text:style-name="L1">
        <text:list-item>
          <text:p text:style-name="P9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5"><text:span text:style-name="Strong_20_Emphasis"><text:span text:style-name="T42"><draw:control text:anchor-type="as-char" draw:z-index="2" draw:name="Vorm9" draw:style-name="gr1" draw:text-style-name="P97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3"><text:span text:style-name="T125">Boot the computer from</text:span><text:span text:style-name="T129"><text:note text:id="ftn3" text:note-class="footnote"><text:note-citation>1</text:note-citation><text:note-body><text:p text:style-name="P5"><text:span text:style-name="T83">Boot menu/Setup via one of the </text:span><text:span text:style-name="T84">f</text:span><text:span text:style-name="T83">requently used keys:</text:span> <text:span text:style-name="T236">Esc</text:span>, <text:span text:style-name="T236">Delete</text:span>, <text:span text:style-name="T236">F1</text:span>, <text:span text:style-name="T236">F2</text:span>, <text:span text:style-name="T236">F9</text:span>, <text:span text:style-name="T236">F10</text:span>, <text:span text:style-name="T236">F11</text:span>, <text:span text:style-name="T260">or </text:span><text:span text:style-name="T236">F12</text:span>.</text:p></text:note-body></text:note></text:span><text:span text:style-name="T125"> an</text:span><text:span text:style-name="T127"> </text:span><text:span text:style-name="Strong_20_Emphasis"><text:span text:style-name="T104"><text:user-field-get text:name="Distro">Rocky Linux</text:user-field-get></text:span></text:span><text:span text:style-name="T128"><text:s/></text:span><text:span text:style-name="T105"><text:user-field-get text:name="Version">8.10</text:user-field-get></text:span><text:span text:style-name="T105"><text:s/></text:span><text:span text:style-name="Strong_20_Emphasis"><text:span text:style-name="T70">Desktop </text:span></text:span><text:span text:style-name="Strong_20_Emphasis"><text:span text:style-name="T68">L</text:span></text:span><text:span text:style-name="T65">ive</text:span><text:span text:style-name="T65"><text:note text:id="ftn4" text:note-class="footnote"><text:note-citation>2</text:note-citation><text:note-body><text:p text:style-name="P81"><text:span text:style-name="T17">From a Live USB stick you can boot and work with </text:span><text:span text:style-name="Strong_20_Emphasis"><text:span text:style-name="T130"><text:user-field-get text:name="Distro">Rocky Linux</text:user-field-get></text:span></text:span><text:span text:style-name="Strong_20_Emphasis"><text:span text:style-name="T130"><text:s/></text:span></text:span><text:span text:style-name="T17">without modifying any files on the hard drive and also allows installation of </text:span><text:span text:style-name="Strong_20_Emphasis"><text:span text:style-name="T130"><text:user-field-get text:name="Distro">Rocky Linux</text:user-field-get></text:span></text:span><text:span text:style-name="Strong_20_Emphasis"><text:span text:style-name="T130">.</text:span></text:span></text:p></text:note-body></text:note></text:span><text:span text:style-name="T125"> USB stick</text:span><text:span text:style-name="T66"><text:note text:id="ftn5" text:note-class="footnote"><text:note-citation>3</text:note-citation><text:note-body><text:p text:style-name="P91"><text:span text:style-name="Strong_20_Emphasis"><text:span text:style-name="T73">Create a bootable USB stick:<text:line-break/>Download a CD image file (.iso) from</text:span></text:span><text:span text:style-name="Strong_20_Emphasis"><text:span text:style-name="T75"> </text:span></text:span><text:a xlink:type="simple" xlink:href="https://rockylinux.org/nl/download" text:style-name="Internet_20_link" text:visited-style-name="Visited_20_Internet_20_Link"><text:span text:style-name="Strong_20_Emphasis"><text:span text:style-name="T226">rockylinux.org/nl/download</text:span></text:span></text:a><text:span text:style-name="Strong_20_Emphasis"><text:span text:style-name="T75">, </text:span></text:span><text:span text:style-name="Strong_20_Emphasis"><text:span text:style-name="T76">under </text:span></text:span><text:span text:style-name="Strong_20_Emphasis"><text:span text:style-name="T80">De</text:span></text:span><text:span text:style-name="Strong_20_Emphasis"><text:span text:style-name="T81">fault</text:span></text:span><text:span text:style-name="Strong_20_Emphasis"><text:span text:style-name="T80"> Images</text:span></text:span><text:span text:style-name="Strong_20_Emphasis"><text:span text:style-name="T76"> click </text:span></text:span><text:span text:style-name="Strong_20_Emphasis"><text:span text:style-name="T80">Rocky Linux </text:span></text:span><text:span text:style-name="Strong_20_Emphasis"><text:span text:style-name="T80"><text:user-field-get text:name="Version">8.10</text:user-field-get></text:span></text:span><text:span text:style-name="Strong_20_Emphasis"><text:span text:style-name="T76">, and click </text:span></text:span><text:span text:style-name="Strong_20_Emphasis"><text:span text:style-name="T81">DVD ISO</text:span></text:span><text:span text:style-name="Strong_20_Emphasis"><text:span text:style-name="T76">.<text:line-break/></text:span></text:span><text:span text:style-name="Strong_20_Emphasis"><text:span text:style-name="T74">The next steps are described in </text:span></text:span><text:span text:style-name="Strong_20_Emphasis"><text:span text:style-name="T78">Linux informati</text:span></text:span><text:span text:style-name="Strong_20_Emphasis"><text:span text:style-name="T79">on</text:span></text:span><text:span text:style-name="Strong_20_Emphasis"><text:span text:style-name="T74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25">karelzimmer.nl/en</text:span></text:span></text:a><text:span text:style-name="Strong_20_Emphasis"><text:span text:style-name="T74">, under </text:span></text:span><text:span text:style-name="Strong_20_Emphasis"><text:span text:style-name="T78">Linux</text:span></text:span><text:span text:style-name="Strong_20_Emphasis"><text:span text:style-name="T74">.</text:span></text:span></text:p></text:note-body></text:note></text:span><text:span text:style-name="T125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2" office:value-type="string">
            <text:p text:style-name="P40"><text:span text:style-name="T106">Select</text:span><text:span text:style-name="Strong_20_Emphasis"><text:span text:style-name="T43"> </text:span></text:span><text:span text:style-name="Strong_20_Emphasis"><text:span text:style-name="T88">Install</text:span></text:span><text:span text:style-name="Strong_20_Emphasis"><text:span text:style-name="T44"> </text:span></text:span><text:span text:style-name="Strong_20_Emphasis"><text:span text:style-name="T89"><text:user-field-get text:name="Distro">Rocky Linux</text:user-field-get></text:span></text:span><text:span text:style-name="Strong_20_Emphasis"><text:span text:style-name="T91"><text:s/></text:span></text:span><text:span text:style-name="Strong_20_Emphasis"><text:span text:style-name="T90"><text:user-field-get text:name="Version">8.10</text:user-field-get></text:span></text:span><text:span text:style-name="T126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26"/></text:span></text:p>
          </table:table-cell>
          <table:table-cell table:style-name="_32_._5f_Installatie_5f_uitvoeren.C3" office:value-type="string">
            <text:p text:style-name="P66"><text:span text:style-name="Strong_20_Emphasis"><text:span text:style-name="T92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77"><text:span text:style-name="Strong_20_Emphasis"><text:span text:style-name="T28"><draw:control text:anchor-type="as-char" draw:z-index="26" draw:name="Vorm 1" draw:style-name="gr1" draw:text-style-name="P97" svg:width="0.35cm" svg:height="0.35cm" draw:control="control25"/></text:span></text:span></text:p>
          </table:table-cell>
          <table:table-cell table:style-name="_32_._5f_Installatie_5f_uitvoeren.C3" office:value-type="string">
            <text:p text:style-name="P28"><text:span text:style-name="T142">At</text:span><text:span text:style-name="T143"> </text:span><text:span text:style-name="Strong_20_Emphasis"><text:span text:style-name="T142">WELCOME TO ROCKY LINUX </text:span></text:span><text:span text:style-name="Strong_20_Emphasis"><text:span text:style-name="T182"><text:user-field-get text:name="Version">8.10</text:user-field-get></text:span></text:span><text:span text:style-name="Strong_20_Emphasis"><text:span text:style-name="T154"><text:s/>select language and click </text:span></text:span><text:span text:style-name="T165">Continue</text:span><text:span text:style-name="T144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77"><text:span text:style-name="Strong_20_Emphasis"><text:span text:style-name="T28"><draw:control text:anchor-type="as-char" draw:z-index="21" draw:name="Vorm 10" draw:style-name="gr1" draw:text-style-name="P97" svg:width="0.35cm" svg:height="0.35cm" draw:control="control20"/></text:span></text:span></text:p>
          </table:table-cell>
          <table:table-cell table:style-name="_32_._5f_Installatie_5f_uitvoeren.C8" office:value-type="string">
            <text:p text:style-name="P26"><text:span text:style-name="T145">U</text:span><text:span text:style-name="T146">nder</text:span><text:span text:style-name="T143"> </text:span><text:span text:style-name="Strong_20_Emphasis"><text:span text:style-name="T146">USER SETTINGS</text:span></text:span><text:span text:style-name="Strong_20_Emphasis"><text:span text:style-name="T160"> </text:span></text:span><text:span text:style-name="Strong_20_Emphasis"><text:span text:style-name="T161">click</text:span></text:span><text:span text:style-name="Strong_20_Emphasis"><text:span text:style-name="T162"> </text:span></text:span><text:span text:style-name="T166">User </text:span><text:span text:style-name="T172">C</text:span><text:span text:style-name="T166">reation</text:span><text:span text:style-name="T144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85"><text:span text:style-name="T232">Enter your</text:span><text:span text:style-name="T233"> </text:span><text:span text:style-name="Strong_20_Emphasis"><text:span text:style-name="T64">Full name</text:span></text:span><text:span text:style-name="Strong_20_Emphasis"><text:span text:style-name="T47"> </text:span></text:span><text:span text:style-name="Definition"><text:span text:style-name="T12">user</text:span></text:span><text:span text:style-name="Strong_20_Emphasis"><text:span text:style-name="T48">, <text:line-break/></text:span></text:span><text:span text:style-name="Strong_20_Emphasis"><text:span text:style-name="T64">User name</text:span></text:span><text:span text:style-name="Strong_20_Emphasis"><text:span text:style-name="T47"> </text:span></text:span><text:span text:style-name="Definition"><text:span text:style-name="T12">username</text:span></text:span><text:span text:style-name="Strong_20_Emphasis"><text:span text:style-name="T47">,</text:span></text:span></text:p>
            <text:p text:style-name="P85"><text:span text:style-name="Strong_20_Emphasis"><text:span text:style-name="T49">check</text:span></text:span><text:span text:style-name="Strong_20_Emphasis"><text:span text:style-name="T50"> </text:span></text:span><text:span text:style-name="Strong_20_Emphasis"><text:span text:style-name="T59">Ma</text:span></text:span><text:span text:style-name="Strong_20_Emphasis"><text:span text:style-name="T60">ke this user administrator</text:span></text:span><text:span text:style-name="Strong_20_Emphasis"><text:span text:style-name="T50">,</text:span></text:span></text:p>
            <text:p text:style-name="P86"><text:span text:style-name="Strong_20_Emphasis"><text:span text:style-name="T46">enter a </text:span></text:span><text:span text:style-name="Strong_20_Emphasis"><text:span text:style-name="T58">password</text:span></text:span><text:span text:style-name="Strong_20_Emphasis"><text:span text:style-name="T46"> twice</text:span></text:span><text:span text:style-name="Strong_20_Emphasis"><text:span text:style-name="T50"> </text:span></text:span><text:span text:style-name="Strong_20_Emphasis"><text:span text:style-name="T51">and c</text:span></text:span><text:span text:style-name="Strong_20_Emphasis"><text:span text:style-name="T50">li</text:span></text:span><text:span text:style-name="Strong_20_Emphasis"><text:span text:style-name="T52">c</text:span></text:span><text:span text:style-name="Strong_20_Emphasis"><text:span text:style-name="T50">k </text:span></text:span><text:span text:style-name="Strong_20_Emphasis"><text:span text:style-name="T61">Done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77"><text:span text:style-name="Strong_20_Emphasis"><text:span text:style-name="T28"><draw:control text:anchor-type="as-char" draw:z-index="22" draw:name="Vorm 2" draw:style-name="gr1" draw:text-style-name="P97" svg:width="0.35cm" svg:height="0.35cm" draw:control="control21"/></text:span></text:span></text:p>
          </table:table-cell>
          <table:table-cell table:style-name="_32_._5f_Installatie_5f_uitvoeren.C8" office:value-type="string">
            <text:p text:style-name="P26"><text:span text:style-name="T145">U</text:span><text:span text:style-name="T146">nder</text:span><text:span text:style-name="T144"> </text:span><text:span text:style-name="T167">SYSTEM</text:span><text:span text:style-name="T144"> </text:span><text:span text:style-name="T145">click</text:span><text:span text:style-name="T147"> </text:span><text:span text:style-name="T167">Installati</text:span><text:span text:style-name="T168">on Destination</text:span><text:span text:style-name="Strong_20_Emphasis"><text:span text:style-name="T155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41"><text:span text:style-name="T234">Check</text:span><text:span text:style-name="T257"> </text:span><text:span text:style-name="T258">the </text:span><text:span text:style-name="T259">Device Selection</text:span><text:span text:style-name="T244"> </text:span><text:span text:style-name="Strong_20_Emphasis"><text:span text:style-name="T246">and click </text:span></text:span><text:span text:style-name="Strong_20_Emphasis"><text:span text:style-name="T245">Done</text:span></text:span><text:span text:style-name="Strong_20_Emphasis"><text:span text:style-name="T247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77"><text:span text:style-name="Strong_20_Emphasis"><text:span text:style-name="T28"><draw:control text:anchor-type="as-char" draw:z-index="23" draw:name="Vorm 12" draw:style-name="gr1" draw:text-style-name="P97" svg:width="0.35cm" svg:height="0.35cm" draw:control="control22"/></text:span></text:span></text:p>
          </table:table-cell>
          <table:table-cell table:style-name="_32_._5f_Installatie_5f_uitvoeren.C8" office:value-type="string">
            <text:p text:style-name="P26"><text:span text:style-name="T145">U</text:span><text:span text:style-name="T146">nder</text:span><text:span text:style-name="T144"> </text:span><text:span text:style-name="T167">SYSTEM</text:span><text:span text:style-name="T144"> </text:span><text:span text:style-name="T145">click</text:span><text:span text:style-name="T147"> </text:span><text:span text:style-name="T167">Netwerk &amp; </text:span><text:span text:style-name="T165">H</text:span><text:span text:style-name="T167">ost </text:span><text:span text:style-name="T165">N</text:span><text:span text:style-name="T167">a</text:span><text:span text:style-name="T165">me</text:span><text:span text:style-name="Strong_20_Emphasis"><text:span text:style-name="T155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9"><text:span text:style-name="T176">Move</text:span><text:span text:style-name="T174"> the slider behind the network adapter </text:span><text:span text:style-name="T175">from </text:span><text:span text:style-name="T178">OFF</text:span><text:span text:style-name="T175"> </text:span><text:span text:style-name="T174">to </text:span><text:span text:style-name="T177">ON</text:span><text:span text:style-name="T174">.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4"><text:span text:style-name="T148">Enter you</text:span><text:span text:style-name="T152">r</text:span><text:span text:style-name="T149"> </text:span><text:span text:style-name="Strong_20_Emphasis"><text:span text:style-name="T150">Host </text:span></text:span><text:span text:style-name="Strong_20_Emphasis"><text:span text:style-name="T148">N</text:span></text:span><text:span text:style-name="Strong_20_Emphasis"><text:span text:style-name="T150">am</text:span></text:span><text:span text:style-name="Strong_20_Emphasis"><text:span text:style-name="T148">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5">me</text:span></text:span><text:span text:style-name="Strong_20_Emphasis"><text:span text:style-name="T156"> </text:span></text:span><text:span text:style-name="Strong_20_Emphasis"><text:span text:style-name="T157">and click </text:span></text:span><text:span text:style-name="Strong_20_Emphasis"><text:span text:style-name="T169">Apply</text:span></text:span><text:span text:style-name="Strong_20_Emphasis"><text:span text:style-name="T158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87"><text:span text:style-name="Strong_20_Emphasis"><text:span text:style-name="T159">C</text:span></text:span><text:span text:style-name="Strong_20_Emphasis"><text:span text:style-name="T153">li</text:span></text:span><text:span text:style-name="Strong_20_Emphasis"><text:span text:style-name="T159">c</text:span></text:span><text:span text:style-name="Strong_20_Emphasis"><text:span text:style-name="T153">k </text:span></text:span><text:span text:style-name="Strong_20_Emphasis"><text:span text:style-name="T168">Done</text:span></text:span><text:span text:style-name="Strong_20_Emphasis"><text:span text:style-name="T153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77"><text:span text:style-name="Strong_20_Emphasis"><text:span text:style-name="T28"><draw:control text:anchor-type="as-char" draw:z-index="24" draw:name="Vorm 5" draw:style-name="gr1" draw:text-style-name="P97" svg:width="0.35cm" svg:height="0.35cm" draw:control="control23"/></text:span></text:span></text:p>
          </table:table-cell>
          <table:table-cell table:style-name="_32_._5f_Installatie_5f_uitvoeren.C15" office:value-type="string">
            <text:p text:style-name="P26"><text:span text:style-name="T145">U</text:span><text:span text:style-name="T146">nder</text:span><text:span text:style-name="T144"> </text:span><text:span text:style-name="T167">SOFTWARE</text:span><text:span text:style-name="T144"> </text:span><text:span text:style-name="T145">click</text:span><text:span text:style-name="T147"> </text:span><text:span text:style-name="T170">Software </text:span><text:span text:style-name="T171">S</text:span><text:span text:style-name="T170">electi</text:span><text:span text:style-name="T171">on</text:span><text:span text:style-name="Strong_20_Emphasis"><text:span text:style-name="T155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6"><text:span text:style-name="T151">Select </text:span><text:span text:style-name="T170">Server</text:span><text:span text:style-name="T151"> </text:span><text:span text:style-name="Strong_20_Emphasis"><text:span text:style-name="T162">and click </text:span></text:span><text:span text:style-name="Strong_20_Emphasis"><text:span text:style-name="T173">Done</text:span></text:span><text:span text:style-name="Strong_20_Emphasis"><text:span text:style-name="T155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21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77"><text:span text:style-name="Strong_20_Emphasis"><text:span text:style-name="T28"><draw:control text:anchor-type="as-char" draw:z-index="25" draw:name="Vorm 14" draw:style-name="gr1" draw:text-style-name="P97" svg:width="0.35cm" svg:height="0.35cm" draw:control="control24"/></text:span></text:span></text:p>
          </table:table-cell>
          <table:table-cell table:style-name="_32_._5f_Installatie_5f_uitvoeren.C22" office:value-type="string">
            <text:p text:style-name="P25"><text:span text:style-name="Strong_20_Emphasis"><text:span text:style-name="T163">Click</text:span></text:span><text:span text:style-name="Strong_20_Emphasis"><text:span text:style-name="T164"> </text:span></text:span><text:span text:style-name="Strong_20_Emphasis"><text:span text:style-name="T179">Begin </text:span></text:span><text:span text:style-name="Strong_20_Emphasis"><text:span text:style-name="T180">Installation</text:span></text:span><text:span text:style-name="Strong_20_Emphasis"><text:span text:style-name="T155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22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77"><text:span text:style-name="Strong_20_Emphasis"><text:span text:style-name="T28"><draw:control text:anchor-type="as-char" draw:z-index="27" draw:name="Vorm 13" draw:style-name="gr1" draw:text-style-name="P97" svg:width="0.35cm" svg:height="0.35cm" draw:control="control26"/></text:span></text:span></text:p>
          </table:table-cell>
          <table:table-cell table:style-name="_32_._5f_Installatie_5f_uitvoeren.C22" office:value-type="string">
            <text:p text:style-name="P27"><text:span text:style-name="Strong_20_Emphasis"><text:span text:style-name="T163">Click</text:span></text:span><text:span text:style-name="Strong_20_Emphasis"><text:span text:style-name="T164"> </text:span></text:span><text:span text:style-name="Strong_20_Emphasis"><text:span text:style-name="T181">Reboot System</text:span></text:span><text:span text:style-name="Strong_20_Emphasis"><text:span text:style-name="T155">.</text:span></text:span></text:p>
          </table:table-cell>
        </table:table-row>
      </table:table>
      <text:p text:style-name="P60"><text:span text:style-name="Strong_20_Emphasis"><text:span text:style-name="T45"/></text:span></text:p>
      <text:list text:continue-numbering="true" text:style-name="L1">
        <text:list-item>
          <text:p text:style-name="P93"><text:span text:style-name="Strong_20_Emphasis"><text:span text:style-name="T63">Finish installation</text:span></text:span></text:p>
        </text:list-item>
      </text:list>
      <text:p text:style-name="P61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8"><text:span text:style-name="Strong_20_Emphasis"><text:span text:style-name="T42"><draw:control text:anchor-type="as-char" draw:z-index="3" draw:name="Vorm24" draw:style-name="gr1" draw:text-style-name="P97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2"><text:span text:style-name="Strong_20_Emphasis"><text:span text:style-name="T22">Log in as </text:span></text:span><text:span text:style-name="Definition"><text:span text:style-name="T11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80"><text:span text:style-name="Strong_20_Emphasis"><text:span text:style-name="T42"><draw:control text:anchor-type="as-char" draw:z-index="17" draw:name="Vorm4" draw:style-name="gr1" draw:text-style-name="P97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88"><text:span text:style-name="Strong_20_Emphasis"><text:span text:style-name="T40">Type: </text:span></text:span><text:span text:style-name="User_20_Entry"><text:span text:style-name="T87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4" office:value-type="string">
            <text:p text:style-name="P67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5" office:value-type="string">
            <text:p text:style-name="P45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80"><text:span text:style-name="Strong_20_Emphasis"><text:span text:style-name="T42"><draw:control text:anchor-type="as-char" draw:z-index="18" draw:name="Vorm 3" draw:style-name="gr1" draw:text-style-name="P97" svg:width="0.35cm" svg:height="0.35cm" draw:control="control17"/></text:span></text:span></text:p>
          </table:table-cell>
          <table:table-cell table:style-name="_33_._5f_Installatie_5f_afronden.C6" office:value-type="string">
            <text:p text:style-name="P90"><text:span text:style-name="Strong_20_Emphasis"><text:span text:style-name="T40">Type: </text:span></text:span><text:span text:style-name="Strong_20_Emphasis"><text:span text:style-name="T94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8"><text:span text:style-name="Strong_20_Emphasis"><text:span text:style-name="T28"/></text:span></text:p>
          </table:table-cell>
          <table:table-cell table:style-name="_33_._5f_Installatie_5f_afronden.C7" office:value-type="string">
            <text:p text:style-name="P74"><text:span text:style-name="Strong_20_Emphasis"><text:span text:style-name="T31">Se</text:span></text:span><text:span text:style-name="Strong_20_Emphasis"><text:span text:style-name="T34">lect</text:span></text:span><text:span text:style-name="Strong_20_Emphasis"><text:span text:style-name="T31"> </text:span></text:span><text:span text:style-name="Strong_20_Emphasis"><text:span text:style-name="T62">3</text:span></text:span><text:span text:style-name="Strong_20_Emphasis"><text:span text:style-name="T53"> </text:span></text:span><text:span text:style-name="Strong_20_Emphasis"><text:span text:style-name="T54">Finish installatio</text:span></text:span><text:span text:style-name="Strong_20_Emphasis"><text:span text:style-name="T55">n</text:span></text:span><text:span text:style-name="Strong_20_Emphasis"><text:span text:style-name="T30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68"><text:span text:style-name="Strong_20_Emphasis"><text:span text:style-name="T29">Follow the instructions on the screen.</text:span></text:span></text:p>
          </table:table-cell>
        </table:table-row>
      </table:table>
      <text:p text:style-name="P61"><text:span text:style-name="Strong_20_Emphasis"><text:span text:style-name="T22"/></text:span></text:p>
      <text:list text:continue-numbering="true" text:style-name="L1">
        <text:list-item>
          <text:p text:style-name="P96"><text:span text:style-name="Strong_20_Emphasis"><text:span text:style-name="T16">P</text:span></text:span><text:span text:style-name="Strong_20_Emphasis"><text:span text:style-name="T140">rovision user</text:span></text:span></text:p>
        </text:list-item>
      </text:list>
      <text:p text:style-name="P3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79"><text:span text:style-name="Strong_20_Emphasis"><text:span text:style-name="T42"><draw:control text:anchor-type="as-char" draw:z-index="6" draw:name="Vorm40_0" draw:style-name="gr1" draw:text-style-name="P97" svg:width="0.35cm" svg:height="0.35cm" draw:control="control5"/></text:span></text:span></text:p>
          </table:table-cell>
          <table:table-cell table:style-name="Tabel2.A1" office:value-type="string">
            <text:p text:style-name="P79"><text:span text:style-name="Strong_20_Emphasis"><text:span text:style-name="T42"><draw:control text:anchor-type="as-char" draw:z-index="11" draw:name="Vorm40_ 1" draw:style-name="gr1" draw:text-style-name="P97" svg:width="0.35cm" svg:height="0.35cm" draw:control="control10"/></text:span></text:span></text:p>
          </table:table-cell>
          <table:table-cell table:style-name="Tabel2.D1" office:value-type="string">
            <text:p text:style-name="P38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1">USER</text:span></text:span><text:span text:style-name="Strong_20_Emphasis"><text:span text:style-name="T32"><text:note text:id="ftn6" text:note-class="footnote"><text:note-citation>1</text:note-citation><text:note-body><text:p text:style-name="P73"><text:span text:style-name="User_20_Entry"><text:span text:style-name="T86">Login any additional </text:span></text:span><text:span text:style-name="Definition"><text:span text:style-name="T227">USER</text:span></text:span><text:span text:style-name="User_20_Entry"><text:span text:style-name="T85">s </text:span></text:span><text:span text:style-name="User_20_Entry"><text:span text:style-name="T86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2" office:value-type="string">
            <text:p text:style-name="P46"/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6"><text:span text:style-name="Strong_20_Emphasis"><text:span text:style-name="T71"><draw:control text:anchor-type="as-char" draw:z-index="13" draw:name="Vorm4_ 2" draw:style-name="gr1" draw:text-style-name="P97" svg:width="0.35cm" svg:height="0.35cm" draw:control="control12"/></text:span></text:span></text:p>
          </table:table-cell>
          <table:table-cell table:style-name="Tabel2.D2" office:value-type="string">
            <text:p text:style-name="P70"><text:span text:style-name="Strong_20_Emphasis"><text:span text:style-name="T93">Go through the welcome screens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2" office:value-type="string">
            <text:p text:style-name="P46"/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80"><text:span text:style-name="Strong_20_Emphasis"><text:span text:style-name="T42"><draw:control text:anchor-type="as-char" draw:z-index="19" draw:name="Vorm 8" draw:style-name="gr1" draw:text-style-name="P97" svg:width="0.35cm" svg:height="0.35cm" draw:control="control18"/></text:span></text:span></text:p>
          </table:table-cell>
          <table:table-cell table:style-name="Tabel2.A1" office:value-type="string">
            <text:p text:style-name="P80"><text:span text:style-name="Strong_20_Emphasis"><text:span text:style-name="T42"><draw:control text:anchor-type="as-char" draw:z-index="20" draw:name="Vorm 9" draw:style-name="gr1" draw:text-style-name="P97" svg:width="0.35cm" svg:height="0.35cm" draw:control="control19"/></text:span></text:span></text:p>
          </table:table-cell>
          <table:table-cell table:style-name="Tabel2.D5" office:value-type="string">
            <text:p text:style-name="P90"><text:span text:style-name="Strong_20_Emphasis"><text:span text:style-name="T40">Type: </text:span></text:span><text:span text:style-name="Strong_20_Emphasis"><text:span text:style-name="T94">kz menu</text:span></text:span></text:p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D6" office:value-type="string">
            <text:p text:style-name="P39"><text:span text:style-name="Strong_20_Emphasis"><text:span text:style-name="T35">Select</text:span></text:span><text:span text:style-name="Strong_20_Emphasis"><text:span text:style-name="T31"> </text:span></text:span><text:span text:style-name="Strong_20_Emphasis"><text:span text:style-name="T62">4</text:span></text:span><text:span text:style-name="Strong_20_Emphasis"><text:span text:style-name="T56"> </text:span></text:span><text:span text:style-name="Strong_20_Emphasis"><text:span text:style-name="T39">Provision user</text:span></text:span><text:span text:style-name="Strong_20_Emphasis"><text:span text:style-name="T30">.</text:span></text:span></text:p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D7" office:value-type="string">
            <text:p text:style-name="P69"><text:span text:style-name="Strong_20_Emphasis"><text:span text:style-name="T29">Follow the instructions on the screen.</text:span></text:span></text:p>
          </table:table-cell>
        </table:table-row>
      </table:table>
      <text:p text:style-name="P47"/>
      <text:p text:style-name="P48"/>
      <text:p text:style-name="P58"><text:span text:style-name="T138">End of checklist,</text:span><text:span text:style-name="T139"> </text:span><text:span text:style-name="Strong_20_Emphasis"><text:span text:style-name="T102"><text:user-field-get text:name="Distro">Rocky Linux</text:user-field-get></text:span></text:span><text:span text:style-name="T137"><text:s/></text:span><text:span text:style-name="T136"><text:user-field-get text:name="Version">8.10</text:user-field-get></text:span><text:span text:style-name="T136"><text:s/></text:span><text:span text:style-name="Strong_20_Emphasis"><text:span text:style-name="T103">Desktop</text:span></text:span><text:span text:style-name="Strong_20_Emphasis"><text:span text:style-name="T67"> </text:span></text:span><text:span text:style-name="T138">installation is complete.</text:span></text:p>
      <text:p text:style-name="P35"/>
      <text:p text:style-name="P22"><text:span text:style-name="Emphasis"><text:span text:style-name="T249">Written</text:span></text:span><text:span text:style-name="Emphasis"><text:span text:style-name="T250"> </text:span></text:span><text:span text:style-name="Emphasis"><text:span text:style-name="T249">by</text:span></text:span><text:span text:style-name="Emphasis"><text:span text:style-name="T250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6">Karel Zimmer</text:span></text:span></text:a><text:span text:style-name="Emphasis"><text:span text:style-name="T251">.</text:span></text:span></text:p>
      <text:p text:style-name="P23"><text:span text:style-name="Emphasis"><text:span text:style-name="T254">License </text:span></text:span><text:span text:style-name="Emphasis"><text:span text:style-name="T252">C</text:span></text:span><text:span text:style-name="Emphasis"><text:span text:style-name="T253">C0</text:span></text:span><text:span text:style-name="Emphasis"><text:span text:style-name="T251"> 1.0 </text:span></text:span><text:span text:style-name="Emphasis"><text:span text:style-name="T255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5"><text:s/></text:span></text:span><text:span text:style-name="Emphasis"><text:span text:style-name="T255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5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4-10-09T19:31:42.413947996">09/10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0-09T19:31:42.273720246</dc:date>
    <meta:keyword>Installatie</meta:keyword>
    <meta:keyword>Checklist</meta:keyword>
    <meta:keyword>Linux</meta:keyword>
    <meta:editing-cycles>6954</meta:editing-cycles>
    <meta:editing-duration>P12DT6H53M44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2" meta:word-count="435" meta:character-count="2741" meta:non-whitespace-character-count="2335"/>
    <meta:user-defined meta:name="Info 1"/>
    <meta:user-defined meta:name="Info 2"/>
    <meta:user-defined meta:name="Info 3"/>
    <meta:user-defined meta:name="Info 4"/>
  </office:meta>
</office:document-meta>
</file>